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0.5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officeooo:rsid="00168a8d" officeooo:paragraph-rsid="00168a8d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P6" style:family="paragraph" style:parent-style-name="HTML_20_Preformatted">
      <style:paragraph-properties fo:margin-left="0in" fo:margin-right="0in" fo:orphans="2" fo:widows="2" fo:text-indent="0in" style:auto-text-indent="false"/>
    </style:style>
    <style:style style:name="P7" style:family="paragraph" style:parent-style-name="HTML_20_Preformatte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letter-spacing="normal" fo:font-style="normal" fo:font-weight="normal" style:font-style-asian="normal" style:font-weight-asian="normal"/>
    </style:style>
    <style:style style:name="T1" style:family="text">
      <style:text-properties style:font-name="Times New Roman" fo:font-size="14pt" style:font-size-asian="14pt" style:font-name-complex="Times New Roman1" style:font-size-complex="10.5pt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0.5pt" style:font-size-asian="10.5pt" style:font-name-complex="Times New Roman1" style:font-size-complex="10.5pt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weight-asian="normal" style:font-size-complex="12pt"/>
    </style:style>
    <style:style style:name="T5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style-asian="normal" style:font-weight-asian="bold" style:font-size-complex="12pt" style:font-weight-complex="bold"/>
    </style:style>
    <style:style style:name="T6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Министерство образования и науки Украины</text:span></text:p>
      <text:p text:style-name="P1"><text:span text:style-name="T1">Национальный аэрокосмический университет им. Н.Е. Жуковского “ХАИ”</text:span></text:p>
      <text:p text:style-name="P1"><text:span text:style-name="T1">кафедра 302</text:span></text:p>
      <text:p text:style-name="P2"/>
      <text:p text:style-name="Standard"><text:span text:style-name="T3"><text:s/></text:span></text:p>
      <text:p text:style-name="Standard"><text:span text:style-name="T3"><text:s/></text:span></text:p>
      <text:p text:style-name="Standard"><text:span text:style-name="T3"><text:s/></text:span></text:p>
      <text:p text:style-name="P2"/>
      <text:p text:style-name="P2"/>
      <text:p text:style-name="P1"><text:span text:style-name="T1">Лабораторная работа №6</text:span></text:p>
      <text:p text:style-name="P1"><text:span text:style-name="T1">по предмету «Системный анализ»</text:span></text:p>
      <text:p text:style-name="P2"/>
      <text:p text:style-name="Standard"><text:span text:style-name="T3"><text:s/></text:span></text:p>
      <text:p text:style-name="Standard"><text:span text:style-name="T3"><text:s/></text:span></text:p>
      <text:p text:style-name="Standard"><text:span text:style-name="T3"><text:s/></text:span></text:p>
      <text:p text:style-name="Standard"><text:span text:style-name="T3"><text:s/></text:span></text:p>
      <text:p text:style-name="P3"><text:span text:style-name="T1"><text:s/></text:span></text:p>
      <text:p text:style-name="P3"><text:span text:style-name="T1">Выполнил студентк </text:span></text:p>
      <text:p text:style-name="P3"><text:span text:style-name="T1">326ст группы </text:span></text:p>
      <text:p text:style-name="P4"><text:span text:style-name="T1">Лаворчук В.И.</text:span></text:p>
      <text:p text:style-name="P3"><text:span text:style-name="T1">Проверил </text:span></text:p>
      <text:p text:style-name="P3"><text:span text:style-name="T1">преподаватель каф. 302 </text:span></text:p>
      <text:p text:style-name="P3"><text:span text:style-name="T1">Елизева А.В.</text:span></text:p>
      <text:p text:style-name="P3"><text:span text:style-name="T1"><text:s/></text:span></text:p>
      <text:p text:style-name="Standard"><text:span text:style-name="T3"><text:s/></text:span></text:p>
      <text:p text:style-name="Standard"><text:span text:style-name="T3"><text:s/></text:span></text:p>
      <text:p text:style-name="P1"><text:span text:style-name="T2">Харьков 2015</text:span></text:p>
      <text:p text:style-name="P6"><text:soft-page-break/><text:span text:style-name="T4">Исходные данные </text:span><text:span text:style-name="T6"><text:line-break/></text:span><text:span text:style-name="T4">Количество вершин - 10 </text:span><text:span text:style-name="T6"><text:line-break/></text:span><text:span text:style-name="T4">Начальная вершина - 1, конечная вершина - 8 </text:span><text:span text:style-name="T6"><text:line-break/></text:span><text:span text:style-name="T4">От До Проп.спос. Поток </text:span><text:span text:style-name="T6"><text:line-break/></text:span><text:span text:style-name="T4">1 2 4 1 </text:span><text:span text:style-name="T6"><text:line-break/></text:span><text:span text:style-name="T4">1 3 3 1 </text:span><text:span text:style-name="T6"><text:line-break/></text:span><text:span text:style-name="T4">1 4 3 1 </text:span><text:span text:style-name="T6"><text:line-break/></text:span><text:span text:style-name="T4">2 5 2 1 </text:span><text:span text:style-name="T6"><text:line-break/></text:span><text:span text:style-name="T4">2 8 4 0 </text:span><text:span text:style-name="T6"><text:line-break/></text:span><text:span text:style-name="T4">2 10 3 0 </text:span><text:span text:style-name="T6"><text:line-break/></text:span><text:span text:style-name="T4">3 6 7 1 </text:span><text:span text:style-name="T6"><text:line-break/></text:span><text:span text:style-name="T4">3 7 1 0 </text:span><text:span text:style-name="T6"><text:line-break/></text:span><text:span text:style-name="T4">3 9 3 0 </text:span><text:span text:style-name="T6"><text:line-break/></text:span><text:span text:style-name="T4">4 5 5 1 </text:span><text:span text:style-name="T6"><text:line-break/></text:span><text:span text:style-name="T4">4 6 1 0 </text:span><text:span text:style-name="T6"><text:line-break/></text:span><text:span text:style-name="T4">5 8 5 2 </text:span><text:span text:style-name="T6"><text:line-break/></text:span><text:span text:style-name="T4">6 7 2 1 </text:span><text:span text:style-name="T6"><text:line-break/></text:span><text:span text:style-name="T4">7 8 2 1 </text:span><text:span text:style-name="T6"><text:line-break/></text:span><text:span text:style-name="T4">7 9 2 0 </text:span><text:span text:style-name="T6"><text:line-break/></text:span><text:span text:style-name="T4">9 8 3 0 </text:span><text:span text:style-name="T6"><text:line-break/></text:span><text:span text:style-name="T4">10 5 4 0 </text:span><text:span text:style-name="T6"><text:line-break/></text:span><text:span text:style-name="T4">Итерация 1 Приращение потока = 1 </text:span><text:span text:style-name="T6"><text:line-break/></text:span><text:span text:style-name="T4">2 [7 8] 1 [3 7] 0 [6 3] 1 [4 6] 0 [5 4] 2 [2 5] 2 [1 2] </text:span><text:span text:style-name="T6"><text:line-break/></text:span><text:span text:style-name="T4">Итерация 2 Приращение потока = 2 </text:span><text:span text:style-name="T6"><text:line-break/></text:span><text:span text:style-name="T4">2 [2 8] 4 [1 2] </text:span><text:span text:style-name="T6"><text:line-break/></text:span><text:span text:style-name="T4">Итерация 3 Приращение потока = 1 </text:span><text:span text:style-name="T6"><text:line-break/></text:span><text:span text:style-name="T4">3 [2 8] 0 [5 2] 1 [4 5] 0 [6 4] 1 [3 6] 2 [1 3] </text:span><text:span text:style-name="T6"><text:line-break/></text:span><text:span text:style-name="T4">Итерация 4 Приращение потока = 1 </text:span><text:span text:style-name="T6"><text:line-break/></text:span><text:span text:style-name="T4">1 [9 8] 1 [7 9] 2 [6 7] 2 [3 6] 3 [1 3] </text:span><text:span text:style-name="T6"><text:line-break/></text:span><text:span text:style-name="T4">Итерация 5 Приращение потока = 1 </text:span><text:span text:style-name="T6"><text:line-break/></text:span><text:span text:style-name="T4">4 [2 8] 0 [5 2] 2 [4 5] 2 [1 4] </text:span><text:span text:style-name="T6"><text:line-break/></text:span><text:span text:style-name="T4">Итерация 6 Приращение потока = 1 </text:span><text:span text:style-name="T6"><text:line-break/></text:span><text:span text:style-name="T4">3 [5 8] 3 [4 5] 3 [1 4] </text:span><text:span text:style-name="T6"><text:line-break/></text:span><text:span text:style-name="T4">Полученные потоки </text:span><text:span text:style-name="T6"><text:line-break/></text:span><text:span text:style-name="T4">От До Проп.спос. Поток </text:span><text:span text:style-name="T6"><text:line-break/></text:span><text:span text:style-name="T4">1 2 4 4 </text:span><text:span text:style-name="T6"><text:line-break/></text:span><text:span text:style-name="T4">1 3 3 3 </text:span><text:span text:style-name="T6"><text:line-break/></text:span><text:span text:style-name="T4">1 4 3 3 </text:span><text:span text:style-name="T6"><text:line-break/></text:span><text:span text:style-name="T4">2 5 2 0 </text:span><text:span text:style-name="T6"><text:line-break/></text:span><text:span text:style-name="T4">2 8 4 4 </text:span><text:span text:style-name="T6"><text:line-break/></text:span><text:span text:style-name="T4">2 10 3 0 </text:span><text:span text:style-name="T6"><text:line-break/></text:span><text:span text:style-name="T4">3 6 7 2 </text:span><text:span text:style-name="T6"><text:line-break/></text:span><text:span text:style-name="T4">3 7 1 1 </text:span><text:span text:style-name="T6"><text:line-break/></text:span><text:span text:style-name="T4">3 9 3 0 </text:span><text:span text:style-name="T6"><text:line-break/></text:span><text:span text:style-name="T4">4 5 5 3 </text:span><text:span text:style-name="T6"><text:line-break/></text:span><text:span text:style-name="T4">4 6 1 0 </text:span><text:span text:style-name="T6"><text:line-break/></text:span><text:span text:style-name="T4">5 8 5 3 </text:span><text:span text:style-name="T6"><text:line-break/></text:span><text:span text:style-name="T4">6 7 2 2 </text:span><text:span text:style-name="T6"><text:line-break/></text:span><text:span text:style-name="T4">7 8 2 2 </text:span><text:span text:style-name="T6"><text:line-break/></text:span><text:span text:style-name="T4">7 9 2 1 </text:span><text:span text:style-name="T6"><text:line-break/></text:span><text:span text:style-name="T4">9 8 3 1 </text:span><text:span text:style-name="T6"><text:line-break/></text:span><text:span text:style-name="T4">10 5 4 0 </text:span><text:span text:style-name="T6"><text:line-break/></text:span><text:soft-page-break/><text:span text:style-name="T4">Всего итераций 6 </text:span><text:span text:style-name="T6"><text:line-break/></text:span><text:span text:style-name="T4">Максимальный поток 10.0</text:span></text:p>
      <text:p text:style-name="P7"/>
      <text:p text:style-name="P6"><text:span text:style-name="T4">Результат</text:span></text:p>
      <text:p text:style-name="P6"><text:span text:style-name="T4">Список узлов сети с параметрами </text:span><text:span text:style-name="T6"><text:line-break/></text:span><text:span text:style-name="T4">10 </text:span><text:span text:style-name="T6"><text:line-break/></text:span><text:span text:style-name="T4">191 425 </text:span><text:span text:style-name="T6"><text:line-break/></text:span><text:span text:style-name="T4">303 687 </text:span><text:span text:style-name="T6"><text:line-break/></text:span><text:span text:style-name="T4">239 170 </text:span><text:span text:style-name="T6"><text:line-break/></text:span><text:span text:style-name="T4">371 476 </text:span><text:span text:style-name="T6"><text:line-break/></text:span><text:span text:style-name="T4">710 450 </text:span><text:span text:style-name="T6"><text:line-break/></text:span><text:span text:style-name="T4">336 270 </text:span><text:span text:style-name="T6"><text:line-break/></text:span><text:span text:style-name="T4">382 192 </text:span><text:span text:style-name="T6"><text:line-break/></text:span><text:span text:style-name="T4">754 139 </text:span><text:span text:style-name="T6"><text:line-break/></text:span><text:span text:style-name="T4">302 77 </text:span><text:span text:style-name="T6"><text:line-break/></text:span><text:span text:style-name="T4">607 668 </text:span><text:span text:style-name="T6"><text:line-break/></text:span><text:span text:style-name="T4">Список линий связи с параметрами </text:span><text:span text:style-name="T6"><text:line-break/></text:span><text:span text:style-name="T4">17 </text:span><text:span text:style-name="T6"><text:line-break/></text:span><text:span text:style-name="T4">17 </text:span><text:span text:style-name="T6"><text:line-break/></text:span><text:span text:style-name="T4">1 2 4 4 </text:span><text:span text:style-name="T6"><text:line-break/></text:span><text:span text:style-name="T4">1 3 3 3 </text:span><text:span text:style-name="T6"><text:line-break/></text:span><text:span text:style-name="T4">1 4 3 3 </text:span><text:span text:style-name="T6"><text:line-break/></text:span><text:span text:style-name="T4">2 5 2 0 </text:span><text:span text:style-name="T6"><text:line-break/></text:span><text:span text:style-name="T4">2 8 4 4 </text:span><text:span text:style-name="T6"><text:line-break/></text:span><text:span text:style-name="T4">2 10 3 0 </text:span><text:span text:style-name="T6"><text:line-break/></text:span><text:span text:style-name="T4">3 6 7 2 </text:span><text:span text:style-name="T6"><text:line-break/></text:span><text:span text:style-name="T4">3 7 1 1 </text:span><text:span text:style-name="T6"><text:line-break/></text:span><text:span text:style-name="T4">3 9 3 0 </text:span><text:span text:style-name="T6"><text:line-break/></text:span><text:span text:style-name="T4">4 5 5 3 </text:span><text:span text:style-name="T6"><text:line-break/></text:span><text:span text:style-name="T4">4 6 1 0 </text:span><text:span text:style-name="T6"><text:line-break/></text:span><text:span text:style-name="T4">5 8 5 3 </text:span><text:span text:style-name="T6"><text:line-break/></text:span><text:span text:style-name="T4">6 7 2 2 </text:span><text:span text:style-name="T6"><text:line-break/></text:span><text:span text:style-name="T4">7 8 2 2 </text:span><text:span text:style-name="T6"><text:line-break/></text:span><text:span text:style-name="T4">7 9 2 1 </text:span><text:span text:style-name="T6"><text:line-break/></text:span><text:span text:style-name="T4">9 8 3 1 </text:span><text:span text:style-name="T6"><text:line-break/></text:span><text:span text:style-name="T4">10 5 4 0 </text:span><text:span text:style-name="T6"><text:line-break/></text:span><text:span text:style-name="T4">Список требований </text:span><text:span text:style-name="T6"><text:line-break/></text:span><text:span text:style-name="T4">1 </text:span><text:span text:style-name="T6"><text:line-break/></text:span><text:span text:style-name="T4">1 </text:span><text:span text:style-name="T6"><text:line-break/></text:span><text:span text:style-name="T4">1 8 10.0 </text:span><text:span text:style-name="T6"><text:line-break/></text:span><text:span text:style-name="T4">Параметры района </text:span><text:span text:style-name="T6"><text:line-break/></text:span><text:span text:style-name="T4">838 820 </text:span><text:span text:style-name="T6"><text:line-break/></text:span><text:span text:style-name="T4">0 0</text:span></text:p>
      <text:p text:style-name="P6"><text:span text:style-name="T5">Выводы: </text:span><text:span text:style-name="T4">во время выполнения лабораторной работы я закрепил теоретические навыки работы алгоритма MaxFlow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line-height="107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Заголовок_20_1" style:display-name="Заголовок 1" style:family="paragraph" style:default-outline-level=""/>
    <style:style style:name="Заголовок_20_2" style:display-name="Заголовок 2" style:family="paragraph" style:default-outline-level=""/>
    <style:style style:name="Заголовок_20_3" style:display-name="Заголовок 3" style:family="paragraph" style:default-outline-level=""/>
    <style:style style:name="Заголовок" style:family="paragraph" style:parent-style-name="Standard" style:default-outline-level="">
      <style:paragraph-properties fo:margin-top="0.1665in" fo:margin-bottom="0.0835in" style:contextual-spacing="false" fo:keep-with-next="always"/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Основний_20_текст" style:display-name="Основний текст" style:family="paragraph" style:parent-style-name="Standard" style:default-outline-level="">
      <style:paragraph-properties fo:margin-top="0in" fo:margin-bottom="0.0972in" style:contextual-spacing="false" fo:line-height="120%"/>
    </style:style>
    <style:style style:name="Список" style:family="paragraph" style:parent-style-name="Основний_20_текст" style:default-outline-level="">
      <style:text-properties style:font-name-complex="FreeSans" style:font-family-complex="FreeSans" style:font-family-generic-complex="system" style:font-pitch-complex="variable"/>
    </style:style>
    <style:style style:name="Розділ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Покажчик" style:family="paragraph" style:parent-style-name="Standard" style:default-outline-level="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Quotations" style:family="paragraph" style:parent-style-name="Standard" style:default-outline-level="" style:class="html"/>
    <style:style style:name="Назва" style:family="paragraph" style:parent-style-name="Заголовок" style:default-outline-level=""/>
    <style:style style:name="Підзаголовок" style:family="paragraph" style:parent-style-name="Заголовок" style:default-outline-level=""/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11:38:00</meta:creation-date>
    <meta:initial-creator>Alla</meta:initial-creator>
    <dc:language>uk-UA</dc:language>
    <dc:date>2015-11-30T08:14:04.890350734</dc:date>
    <meta:editing-cycles>7</meta:editing-cycles>
    <meta:editing-duration>PT15S</meta:editing-duration>
    <meta:generator>LibreOffice/4.2.8.2$Linux_X86_64 LibreOffice_project/420m0$Build-2</meta:generator>
    <meta:document-statistic meta:table-count="0" meta:image-count="0" meta:object-count="0" meta:page-count="3" meta:paragraph-count="27" meta:word-count="446" meta:character-count="1711" meta:non-whitespace-character-count="1175"/>
    <meta:user-defined meta:name="AppVersion">15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